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6.35cm" fo:min-width="11.3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.95cm" fo:min-width="10.3cm"/>
      <style:paragraph-properties style:writing-mode="lr-tb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4.35cm" fo:min-width="11.3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2.9cm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3.95cm" fo:min-width="9.4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2.9cm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10.1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2.35cm" fo:min-width="10.5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10.1cm"/>
      <style:paragraph-properties style:writing-mode="lr-tb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12.35cm" fo:min-width="12.1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15cm" fo:min-width="11.5cm"/>
      <style:paragraph-properties style:writing-mode="lr-tb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1.95cm" fo:min-width="11.5cm"/>
      <style:paragraph-properties style:writing-mode="lr-tb"/>
    </style:style>
    <style:style style:name="gr16" style:family="graphic" style:parent-style-name="standard">
      <style:graphic-properties svg:stroke-color="#000000" draw:fill-color="#cccccc" draw:textarea-horizontal-align="justify" draw:textarea-vertical-align="middle" draw:auto-grow-height="false" fo:min-height="0.85cm" fo:min-width="10.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eeeee"/>
      <style:paragraph-properties fo:text-align="start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-color="#dddddd"/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-color="#dddddd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cccccc"/>
      <style:paragraph-properties fo:text-align="start" style:writing-mode="lr-tb"/>
    </style:style>
    <style:style style:name="P13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4" draw:id="id4" draw:layer="layout" svg:width="11.8cm" svg:height="6.6cm" svg:x="0.8cm" svg:y="7.8cm">
          <text:p text:style-name="P1"><text:span text:style-name="T1">Host PC</text:span><text:span text:style-name="T1"><text:line-break/></text:span><text:span text:style-name="T1"><text:line-break/></text:span><text:span text:style-name="T1"/></text:p>
          <text:p text:style-name="P1"><text:span text:style-name="T1"><text:line-break/></text:span><text:span text:style-name="T1"><text:line-break/></text:span><text:span text:style-name="T1"/>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8cm" svg:height="4.2cm" svg:x="16.2cm" svg:y="2.4cm">
          <text:p text:style-name="P1"><text:span text:style-name="T1">Scanner PCB</text:span>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6cm" svg:y1="4.5cm" svg:x2="16.8cm" svg:y2="4.5cm" draw:start-shape="id1" draw:start-glue-point="1" draw:end-shape="id2" draw:end-glue-point="3" svg:d="M12600 4500h4200" svg:viewBox="0 0 4201 1">
          <text:p text:style-name="P4"><text:span text:style-name="T2">USB-C</text:span></text:p>
          <text:p text:style-name="P4"><text:span text:style-name="T1">Protocoll: json</text:span></text:p>
        </draw:connector>
        <draw:custom-shape draw:style-name="gr4" draw:text-style-name="P7" xml:id="id1" draw:id="id1" draw:layer="layout" svg:width="11.8cm" svg:height="4.6cm" svg:x="0.8cm" svg:y="2.2cm">
          <text:p text:style-name="P6"><text:span text:style-name="T1">Host PC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3.4cm" svg:height="1.4cm" svg:x="16.8cm" svg:y="3.8cm">
          <text:p text:style-name="P2">FTDI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3.4cm" svg:height="1.4cm" svg:x="22.6cm" svg:y="3.8cm">
          <text:p text:style-name="P2">MCU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0.2cm" svg:y1="4.5cm" svg:x2="22.6cm" svg:y2="4.5cm" draw:start-shape="id2" draw:start-glue-point="1" draw:end-shape="id3" draw:end-glue-point="3" svg:d="M20200 4500h2400" svg:viewBox="0 0 2401 1">
          <text:p text:style-name="P4"><text:span text:style-name="T2">UART</text:span></text:p>
          <text:p text:style-name="P4"/>
        </draw:connector>
        <draw:custom-shape draw:style-name="gr6" draw:text-style-name="P3" draw:layer="layout" svg:width="9.9cm" svg:height="4.2cm" svg:x="17.1cm" svg:y="9cm">
          <text:p text:style-name="P1"><text:span text:style-name="T1">Scanner PCB</text:span>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6cm" svg:y1="11.1cm" svg:x2="17.3cm" svg:y2="11.1cm" draw:start-shape="id4" draw:start-glue-point="1" draw:end-shape="id5" draw:end-glue-point="3" svg:d="M12600 11100h4700" svg:viewBox="0 0 4701 1">
          <text:p text:style-name="P4"><text:span text:style-name="T2">WiFi: TCP Socket</text:span></text:p>
          <text:p text:style-name="P9"><text:span text:style-name="T1">Protocoll: json</text:span></text:p>
        </draw:connector>
        <draw:custom-shape draw:style-name="gr5" draw:text-style-name="P8" xml:id="id8" draw:id="id8" draw:layer="layout" svg:width="3.4cm" svg:height="1.4cm" svg:x="8.3cm" svg:y="8.6cm">
          <text:p text:style-name="P2">Proxy <text:line-break/>Server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3.4cm" svg:height="2.2cm" svg:x="17.3cm" svg:y="10cm">
          <text:p text:style-name="P2">ESP8266<text:line-break/>server<text:line-break/><text:span text:style-name="T3">(Port:5001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3.4cm" svg:height="1.4cm" svg:x="23.5cm" svg:y="10.4cm">
          <text:p text:style-name="P2">MCU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0.7cm" svg:y1="11.1cm" svg:x2="23.5cm" svg:y2="11.1cm" draw:start-shape="id5" draw:start-glue-point="1" draw:end-shape="id6" draw:end-glue-point="3" svg:d="M20700 11100h2800" svg:viewBox="0 0 2801 1">
          <text:p text:style-name="P4"><text:span text:style-name="T2">UART</text:span></text:p>
          <text:p text:style-name="P4"/>
        </draw:connector>
        <draw:custom-shape draw:style-name="gr5" draw:text-style-name="P8" xml:id="id7" draw:id="id7" draw:layer="layout" svg:width="3.4cm" svg:height="1.4cm" svg:x="1.1cm" svg:y="8.6cm">
          <text:p text:style-name="P2">Websit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5cm" svg:y1="9.3cm" svg:x2="8.3cm" svg:y2="9.3cm" draw:start-shape="id7" draw:start-glue-point="1" draw:end-shape="id8" draw:end-glue-point="3" svg:d="M4500 9300h3800" svg:viewBox="0 0 3801 1">
          <text:p text:style-name="P4">Html5<text:line-break/>Websockets</text:p>
        </draw:connector>
        <draw:custom-shape draw:style-name="gr8" draw:text-style-name="P8" xml:id="id10" draw:id="id10" draw:layer="layout" svg:width="10.6cm" svg:height="1.4cm" svg:x="1.1cm" svg:y="10.5cm">
          <text:p text:style-name="P2">Labview tcp-socket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10.6cm" svg:height="1.4cm" svg:x="1.1cm" svg:y="12.5cm">
          <text:p text:style-name="P2">C++ tcp-socket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curve" draw:line-skew="-1.176cm" svg:x1="11.7cm" svg:y1="9.3cm" svg:x2="12.6cm" svg:y2="11.1cm" draw:start-shape="id8" draw:start-glue-point="1" draw:end-shape="id4" draw:end-glue-point="1" svg:d="M11700 9300c337 0-112 1800 900 1800" svg:viewBox="0 0 901 1801">
          <text:p/>
        </draw:connector>
        <draw:connector draw:style-name="gr9" draw:text-style-name="P10" draw:layer="layout" draw:type="curve" draw:line-skew="-1.176cm" svg:x1="11.7cm" svg:y1="13.2cm" svg:x2="12.6cm" svg:y2="11.1cm" draw:start-shape="id9" draw:start-glue-point="1" draw:end-shape="id4" draw:end-glue-point="1" svg:d="M11700 13200c337 0-112-2100 900-2100" svg:viewBox="0 0 901 2101">
          <text:p/>
        </draw:connector>
        <draw:connector draw:style-name="gr9" draw:text-style-name="P10" draw:layer="layout" draw:type="line" svg:x1="11.7cm" svg:y1="11.2cm" svg:x2="12.6cm" svg:y2="11.1cm" draw:start-shape="id10" draw:start-glue-point="1" draw:end-shape="id4" draw:end-glue-point="1" svg:d="M11700 11200l900-100" svg:viewBox="0 0 901 101">
          <text:p/>
        </draw:connector>
        <draw:custom-shape draw:style-name="gr8" draw:text-style-name="P8" xml:id="id11" draw:id="id11" draw:layer="layout" svg:width="10.6cm" svg:height="1.4cm" svg:x="1.1cm" svg:y="3.4cm">
          <text:p text:style-name="P2">Labview serial port</text:p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10.6cm" svg:height="1.4cm" svg:x="1.1cm" svg:y="5.1cm">
          <text:p text:style-name="P2">C++ serial port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curve" draw:line-skew="-1.025cm" svg:x1="11.7cm" svg:y1="4.1cm" svg:x2="12.6cm" svg:y2="4.5cm" draw:start-shape="id11" draw:start-glue-point="1" draw:end-shape="id1" draw:end-glue-point="1" svg:d="M11700 4100c564 0 114 400 900 400" svg:viewBox="0 0 901 401">
          <text:p/>
        </draw:connector>
        <draw:connector draw:style-name="gr9" draw:text-style-name="P10" draw:layer="layout" draw:type="curve" draw:line-skew="-1.088cm" svg:x1="11.7cm" svg:y1="5.8cm" svg:x2="12.6cm" svg:y2="4.5cm" draw:start-shape="id12" draw:end-shape="id1" draw:end-glue-point="1" svg:d="M11700 5800c469 0 20-1300 900-1300" svg:viewBox="0 0 901 1301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8" draw:layer="layout" svg:width="11cm" svg:height="12.6cm" svg:x="1.4cm" svg:y="2.4cm">
          <text:p text:style-name="P2"><text:span text:style-name="T4">Scheduler (FIFO)</text:span></text:p>
          <text:p text:style-name="P2"/>
          <text:p text:style-name="P2"/>
          <text:p text:style-name="P2"/>
          <text:p text:style-name="P2"/>
          <text:p text:style-name="P1">Taskqueue possible entries:</text:p>
          <text:p text:style-name="P2"/>
          <text:p text:style-name="P1"/>
          <text:p text:style-name="P1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0.6cm" svg:height="3cm" svg:x="1.6cm" svg:y="7.4cm">
          <text:p text:style-name="P1">USB Task: <text:line-break/><text:tab/>- Check command<text:line-break/><text:tab/>- Check parameter ranges<text:line-break/><text:tab/>- Configure system according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12.6cm" svg:height="12.6cm" svg:x="14.4cm" svg:y="2.398cm">
          <text:p text:style-name="P2"><text:span text:style-name="T4">Realtime (Interrupts: asynchronous)</text:span></text:p>
          <text:p text:style-name="P2"/>
          <text:p text:style-name="P2"/>
          <text:p text:style-name="P2"><text:s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2cm" svg:height="1.4cm" svg:x="14.8cm" svg:y="4.9cm">
          <text:p text:style-name="P2">USB-USART: <text:line-break/>Add character to USB buffer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2cm" svg:height="1.4cm" svg:x="14.8cm" svg:y="6.5cm">
          <text:p text:style-name="P2">ESP8266-USART: <text:line-break/>Add character to Wifi buffer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2cm" svg:height="2.2cm" svg:x="14.8cm" svg:y="8.1cm">
          <text:p text:style-name="P2">Timer DAC: (sampling frequency) <text:line-break/>Calculate and Update<text:line-break/> DAC value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2cm" svg:height="1.4cm" svg:x="14.8cm" svg:y="10.5cm">
          <text:p text:style-name="P2">A-Scan-Trigger: <text:line-break/>Count A-Scans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0.6cm" svg:height="3cm" svg:x="1.6cm" svg:y="10.6cm">
          <text:p text:style-name="P1">Wifi Task: <text:line-break/><text:tab/>- Check command<text:line-break/><text:tab/>- Check parameter ranges<text:line-break/><text:tab/>- Configure system according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2cm" svg:height="2.2cm" svg:x="14.8cm" svg:y="12.1cm">
          <text:p text:style-name="P2">Timer Regular checks: (100ms) <text:line-break/>Add USB task to tasklist<text:line-break/>Add Wifi task to tasklist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0.6cm" svg:height="1.1cm" svg:x="1.6cm" svg:y="4.9cm">
          <text:p text:style-name="P1">Initialize system on startup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2:51:04.315142493</meta:creation-date>
    <dc:date>2020-07-13T14:08:45.597061027</dc:date>
    <meta:editing-duration>P2DT2H2M11S</meta:editing-duration>
    <meta:editing-cycles>7</meta:editing-cycles>
    <meta:generator>LibreOffice/6.4.3.2$Linux_X86_64 LibreOffice_project/40$Build-2</meta:generator>
    <meta:document-statistic meta:object-count="59"/>
  </office:meta>
</office:document-meta>
</file>